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4.016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deb3d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/>
    <style:style style:name="ce19" style:family="table-cell" style:parent-style-name="Default" style:data-style-name="N109">
      <style:table-cell-properties fo:background-color="#c0c0c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9">
      <style:table-cell-properties fo:background-color="#c0c0c0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 style:data-style-name="N109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eag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6" office:value-type="string">
            <text:p>Package</text:p>
          </table:table-cell>
          <table:table-cell table:number-columns-repeated="2" table:style-name="ce1" office:value-type="string">
            <text:p>Description</text:p>
          </table:table-cell>
          <table:table-cell table:style-name="ce1" office:value-type="string">
            <text:p>Supplier</text:p>
          </table:table-cell>
          <table:table-cell table:style-name="ce8" office:value-type="string">
            <text:p>Partnumber</text:p>
          </table:table-cell>
          <table:table-cell table:style-name="ce1" office:value-type="string">
            <text:p>Pric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CNP-0805</text:p>
          </table:table-cell>
          <table:table-cell office:value-type="string">
            <text:p>C0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7</text:p>
          </table:table-cell>
          <table:table-cell table:style-name="ce4"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8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1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2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3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9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2-I/SO</text:p>
          </table:table-cell>
          <table:table-cell office:value-type="string">
            <text:p>SO28</text:p>
          </table:table-cell>
          <table:table-cell office:value-type="string">
            <text:p>18F252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15.77">
            <text:p>15,77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1</text:p>
          </table:table-cell>
          <table:table-cell table:number-columns-repeated="2" office:value-type="string">
            <text:p>OSTTE-12</text:p>
          </table:table-cell>
          <table:table-cell office:value-type="string">
            <text:p>PINHEAD-12</text:p>
          </table:table-cell>
          <table:table-cell/>
          <table:table-cell office:value-type="string">
            <text:p>Terminal Block ' 12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office:value-type="float" office:value="11.68">
            <text:p>11,6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office:value-type="float" office:value="7.3">
            <text:p>7,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d</text:p>
          </table:table-cell>
          <table:table-cell office:value-type="float" office:value="4.24">
            <text:p>4,2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7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9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2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4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1.49">
            <text:p>1,49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table:formula="of:=SUM([.I3:.I47])" office:value-type="float" office:value="102.94">
            <text:p>102,94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ch 1" table:style-name="ta1" table:print="false">
        <table:table-column table:style-name="co10" table:default-cell-style-name="ce2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4"/>
        <table:table-column table:style-name="co15" table:default-cell-style-name="ce14"/>
        <table:table-column table:style-name="co16" table:default-cell-style-name="ce5"/>
        <table:table-column table:style-name="co15" table:default-cell-style-name="ce18"/>
        <table:table-column table:style-name="co17" table:default-cell-style-name="Default"/>
        <table:table-column table:style-name="co18" table:default-cell-style-name="ce23"/>
        <table:table-column table:style-name="co10" table:number-columns-repeated="101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ce9" office:value-type="string">
            <text:p>Count</text:p>
          </table:table-cell>
          <table:table-cell table:style-name="ce10" office:value-type="string">
            <text:p>Part id's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Packag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Supplier</text:p>
          </table:table-cell>
          <table:table-cell table:style-name="ce10" office:value-type="string">
            <text:p>supplier id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Extended</text:p>
          </table:table-cell>
          <table:table-cell table:style-name="ce24"/>
          <table:table-cell table:style-name="ce3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table:style-name="ce19" office:value-type="currency" office:currency="SEK" office:value="0.86977">
            <text:p>0,87 kr</text:p>
          </table:table-cell>
          <table:table-cell table:style-name="ce21" table:formula="of:=[.A4]*[.H4]" office:value-type="currency" office:currency="SEK" office:value="0.86977">
            <text:p>0,87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table:style-name="ce2" office:value-type="string">
            <text:p>33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PCE4164TR-ND </text:p>
          </table:table-cell>
          <table:table-cell table:style-name="ce19" office:value-type="currency" office:currency="SEK" office:value="0.99422">
            <text:p>0,99 kr</text:p>
          </table:table-cell>
          <table:table-cell table:style-name="ce21" table:formula="of:=[.A5]*[.H5]" office:value-type="currency" office:currency="SEK" office:value="0.99422">
            <text:p>0,99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,C5,C7</text:p>
          </table:table-cell>
          <table:table-cell table:style-name="ce2" office:value-type="string">
            <text:p>100n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526">
            <text:p>522526</text:p>
          </table:table-cell>
          <table:table-cell table:style-name="ce20" table:formula="of:=276.56/4000" office:value-type="currency" office:currency="SEK" office:value="0.06914">
            <text:p>0,07 kr</text:p>
          </table:table-cell>
          <table:table-cell table:style-name="ce21" table:formula="of:=[.A6]*[.H6]" office:value-type="currency" office:currency="SEK" office:value="0.20742">
            <text:p>0,21 kr</text:p>
          </table:table-cell>
          <table:table-cell table:style-name="ce25" office:value-type="string">
            <text:p>276,56 kr för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C4,C6</text:p>
          </table:table-cell>
          <table:table-cell table:style-name="ce2" office:value-type="string">
            <text:p>15p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419">
            <text:p>522419</text:p>
          </table:table-cell>
          <table:table-cell table:style-name="ce20" table:formula="of:=447.76/4000" office:value-type="currency" office:currency="SEK" office:value="0.11194">
            <text:p>0,11 kr</text:p>
          </table:table-cell>
          <table:table-cell table:style-name="ce21" table:formula="of:=[.A7]*[.H7]" office:value-type="currency" office:currency="SEK" office:value="0.22388">
            <text:p>0,22 kr</text:p>
          </table:table-cell>
          <table:table-cell table:style-name="ce25" office:value-type="string">
            <text:p>447,76 för rulle om 4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>
            <text:p>C8,C9,C10,C11,C12,C13</text:p>
          </table:table-cell>
          <table:table-cell table:style-name="ce2"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445-1371-2-ND </text:p>
          </table:table-cell>
          <table:table-cell table:style-name="ce20" table:formula="of:=357.1/2000" office:value-type="currency" office:currency="SEK" office:value="0.17855">
            <text:p>0,18 kr</text:p>
          </table:table-cell>
          <table:table-cell table:style-name="ce21" table:formula="of:=[.A8]*[.H8]" office:value-type="currency" office:currency="SEK" office:value="1.0713">
            <text:p>1,07 kr</text:p>
          </table:table-cell>
          <table:table-cell table:style-name="ce15" office:value-type="string">
            <text:p>357,1 kr för rulle om 200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R1,R2,R4,R5,R8,R10,R13,R1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76">
            <text:p>45467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9]*[.H9]" office:value-type="currency" office:currency="SEK" office:value="0.104256">
            <text:p>0,10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R3,R11</text:p>
          </table:table-cell>
          <table:table-cell table:style-name="ce2"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50">
            <text:p>454650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0]*[.H10]" office:value-type="currency" office:currency="SEK" office:value="0.026064">
            <text:p>0,03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R6,R7,R9,R12,R14,R16</text:p>
          </table:table-cell>
          <table:table-cell office:value-type="string">
            <text:p>330 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36">
            <text:p>45463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1]*[.H11]" office:value-type="currency" office:currency="SEK" office:value="0.078192">
            <text:p>0,08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R17</text:p>
          </table:table-cell>
          <table:table-cell office:value-type="string">
            <text:p>120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string">
            <text:p>45462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2]*[.H12]" office:value-type="currency" office:currency="SEK" office:value="0.013032">
            <text:p>0,01 kr</text:p>
          </table:table-cell>
          <table:table-cell table:style-name="ce15"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Thermistor</text:p>
          </table:table-cell>
          <table:table-cell office:value-type="string">
            <text:p>Digikey</text:p>
          </table:table-cell>
          <table:table-cell table:style-name="ce17" office:value-type="string">
            <text:p>490-2456-2-ND </text:p>
          </table:table-cell>
          <table:table-cell table:style-name="ce20" table:formula="of:=2749.68/4000" office:value-type="currency" office:currency="SEK" office:value="0.68742">
            <text:p>0,69 kr</text:p>
          </table:table-cell>
          <table:table-cell table:style-name="ce21" table:formula="of:=[.A13]*[.H13]" office:value-type="currency" office:currency="SEK" office:value="0.68742">
            <text:p>0,69 kr</text:p>
          </table:table-cell>
          <table:table-cell office:value-type="string">
            <text:p>2.749,68 kr i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D3</text:p>
          </table:table-cell>
          <table:table-cell table:style-name="ce2" office:value-type="string">
            <text:p>1N5819</text:p>
          </table:table-cell>
          <table:table-cell office:value-type="string">
            <text:p>SMB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table:style-name="ce19" table:formula="of:=1758.35/3000" office:value-type="currency" office:currency="SEK" office:value="0.586116666666667">
            <text:p>0,59 kr</text:p>
          </table:table-cell>
          <table:table-cell table:style-name="ce21" table:formula="of:=[.A14]*[.H14]" office:value-type="currency" office:currency="SEK" office:value="1.17223333333333">
            <text:p>1,17 kr</text:p>
          </table:table-cell>
          <table:table-cell office:value-type="string">
            <text:p>1.758,35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table:style-name="ce2" office:value-type="string">
            <text:p>NUP2105L</text:p>
          </table:table-cell>
          <table:table-cell office:value-type="string">
            <text:p>SOT23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table:style-name="ce17" office:value-type="string">
            <text:p>NUP2105LT1GOSTR-ND </text:p>
          </table:table-cell>
          <table:table-cell table:style-name="ce20" table:formula="of:=3039.12/3000" office:value-type="currency" office:currency="SEK" office:value="1.01304">
            <text:p>1,01 kr</text:p>
          </table:table-cell>
          <table:table-cell table:style-name="ce21" table:formula="of:=[.A15]*[.H15]" office:value-type="currency" office:currency="SEK" office:value="1.01304">
            <text:p>1,01 kr</text:p>
          </table:table-cell>
          <table:table-cell office:value-type="string">
            <text:p>3.039,12 kr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1</text:p>
          </table:table-cell>
          <table:table-cell office:value-type="string">
            <text:p>Green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6]*[.H16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2</text:p>
          </table:table-cell>
          <table:table-cell office:value-type="string">
            <text:p>Red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7]*[.H17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style-name="ce2" office:value-type="string">
            <text:p>PIC18F25K80</text:p>
          </table:table-cell>
          <table:table-cell office:value-type="string">
            <text:p>SO28</text:p>
          </table:table-cell>
          <table:table-cell office:value-type="string">
            <text:p>Microprocessor</text:p>
          </table:table-cell>
          <table:table-cell office:value-type="string">
            <text:p>Digikey</text:p>
          </table:table-cell>
          <table:table-cell table:style-name="ce17" office:value-type="string">
            <text:p>PIC18F25K80-I/SS-ND </text:p>
          </table:table-cell>
          <table:table-cell table:style-name="ce20" table:formula="of:=1577.45/100" office:value-type="currency" office:currency="SEK" office:value="15.7745">
            <text:p>15,77 kr</text:p>
          </table:table-cell>
          <table:table-cell table:style-name="ce21" table:formula="of:=[.A18]*[.H18]" office:value-type="currency" office:currency="SEK" office:value="15.7745">
            <text:p>15,77 kr</text:p>
          </table:table-cell>
          <table:table-cell table:style-name="Default" office:value-type="string">
            <text:p>1577,45 för 100 st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style-name="ce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table:style-name="ce20" table:formula="of:=18625.54/3000" office:value-type="currency" office:currency="SEK" office:value="6.20851333333333">
            <text:p>6,21 kr</text:p>
          </table:table-cell>
          <table:table-cell table:style-name="ce21" table:formula="of:=[.A19]*[.H19]" office:value-type="currency" office:currency="SEK" office:value="6.20851333333333">
            <text:p>6,21 kr</text:p>
          </table:table-cell>
          <table:table-cell office:value-type="string">
            <text:p>18.625,54 för 3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style-name="ce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Swicth regulator 5V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table:style-name="ce20" table:formula="of:=9128.21/1000" office:value-type="currency" office:currency="SEK" office:value="9.12821">
            <text:p>9,13 kr</text:p>
          </table:table-cell>
          <table:table-cell table:style-name="ce21" table:formula="of:=[.A20]*[.H20]" office:value-type="currency" office:currency="SEK" office:value="9.12821">
            <text:p>9,13 kr</text:p>
          </table:table-cell>
          <table:table-cell office:value-type="string">
            <text:p>9.128,21 kr för 1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table:style-name="ce2" office:value-type="string">
            <text:p>10 Mhz HC-49S</text:p>
          </table:table-cell>
          <table:table-cell table:style-name="ce2" office:value-type="string">
            <text:p>HC-49S/9C</text:p>
          </table:table-cell>
          <table:table-cell office:value-type="string">
            <text:p>Kristall 10MHz</text:p>
          </table:table-cell>
          <table:table-cell office:value-type="string">
            <text:p>Digikey</text:p>
          </table:table-cell>
          <table:table-cell office:value-type="string">
            <text:p>887-1050-1-ND</text:p>
          </table:table-cell>
          <table:table-cell table:style-name="ce20" table:formula="of:=1418.26/1000" office:value-type="currency" office:currency="SEK" office:value="1.41826">
            <text:p>1,42 kr</text:p>
          </table:table-cell>
          <table:table-cell table:style-name="ce21" table:formula="of:=[.A21]*[.H21]" office:value-type="currency" office:currency="SEK" office:value="1.41826">
            <text:p>1,42 kr</text:p>
          </table:table-cell>
          <table:table-cell table:style-name="ce15" office:value-type="string">
            <text:p>1.418,26 kr i rulle om 1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style-name="ce2" office:value-type="string">
            <text:p>330 uH</text:p>
          </table:table-cell>
          <table:table-cell office:value-type="string">
            <text:p>DO3316P</text:p>
          </table:table-cell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table:style-name="ce20" table:formula="of:=2691.79/800" office:value-type="currency" office:currency="SEK" office:value="3.3647375">
            <text:p>3,36 kr</text:p>
          </table:table-cell>
          <table:table-cell table:style-name="ce21" table:formula="of:=[.A22]*[.H22]" office:value-type="currency" office:currency="SEK" office:value="3.3647375">
            <text:p>3,36 kr</text:p>
          </table:table-cell>
          <table:table-cell office:value-type="string">
            <text:p>2.691,79 i rullar om 8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table:style-name="ce2"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Digikey</text:p>
          </table:table-cell>
          <table:table-cell office:value-type="string">
            <text:p>35-677-65</text:p>
          </table:table-cell>
          <table:table-cell table:style-name="ce20" office:value-type="currency" office:currency="SEK" office:value="1.49">
            <text:p>1,49 kr</text:p>
          </table:table-cell>
          <table:table-cell table:style-name="ce21" table:formula="of:=[.A23]*[.H23]" office:value-type="currency" office:currency="SEK" office:value="1.49">
            <text:p>1,49 kr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2" office:value-type="string">
            <text:p>OSTTE-12</text:p>
          </table:table-cell>
          <table:table-cell office:value-type="string">
            <text:p>PINHEAD-12</text:p>
          </table:table-cell>
          <table:table-cell table:style-name="ce15" office:value-type="string">
            <text:p>TERMINAL BLOCK 3.5MM 12POS PCB 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table:style-name="ce20" table:formula="of:=6464.86/1000" office:value-type="currency" office:currency="SEK" office:value="6.46486">
            <text:p>6,46 kr</text:p>
          </table:table-cell>
          <table:table-cell table:style-name="ce21" table:formula="of:=[.A24]*[.H24]" office:value-type="currency" office:currency="SEK" office:value="6.46486">
            <text:p>6,46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number-columns-repeated="2" table:style-name="ce2" office:value-type="string">
            <text:p>A00-108-220-450</text:p>
          </table:table-cell>
          <table:table-cell office:value-type="string">
            <text:p>RJ-45 connector (ej vinklad)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table:style-name="ce20" table:formula="of:=3931.53/1000" office:value-type="currency" office:currency="SEK" office:value="3.93153">
            <text:p>3,93 kr</text:p>
          </table:table-cell>
          <table:table-cell table:style-name="ce21" table:formula="of:=[.A25]*[.H25]" office:value-type="currency" office:currency="SEK" office:value="3.93153">
            <text:p>3,93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table:number-columns-repeated="2" table:style-name="ce2" office:value-type="string">
            <text:p>MA06-1</text:p>
          </table:table-cell>
          <table:table-cell office:value-type="string">
            <text:p>Stiftlist 6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6" office:value-type="currency" office:currency="SEK" office:value="0.9667404">
            <text:p>0,97 kr</text:p>
          </table:table-cell>
          <table:table-cell table:style-name="ce21" table:formula="of:=[.A26]*[.H26]" office:value-type="currency" office:currency="SEK" office:value="0.9667404">
            <text:p>0,97 kr</text:p>
          </table:table-cell>
          <table:table-cell table:style-name="ce15" office:value-type="string">
            <text:p>8.056,17 kr för 50 pos i tusental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table:number-columns-repeated="2" table:style-name="ce2" office:value-type="string">
            <text:p>MA04-1</text:p>
          </table:table-cell>
          <table:table-cell office:value-type="string">
            <text:p>Stiftlist 4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4" office:value-type="currency" office:currency="SEK" office:value="0.6444936">
            <text:p>0,64 kr</text:p>
          </table:table-cell>
          <table:table-cell table:style-name="ce21" table:formula="of:=[.A27]*[.H27]" office:value-type="currency" office:currency="SEK" office:value="0.6444936">
            <text:p>0,64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skort</text:p>
          </table:table-cell>
          <table:table-cell table:number-columns-repeated="4"/>
          <table:table-cell office:value-type="string">
            <text:p>PCB-CART</text:p>
          </table:table-cell>
          <table:table-cell table:style-name="ce20" table:formula="of:=0.54*8.92" office:value-type="currency" office:currency="SEK" office:value="4.8168">
            <text:p>4,82 kr</text:p>
          </table:table-cell>
          <table:table-cell table:style-name="ce21" table:formula="of:=[.A28]*[.H28]" office:value-type="currency" office:currency="SEK" office:value="4.8168">
            <text:p>4,82 kr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2" office:value-type="string">
            <text:p>C14</text:p>
          </table:table-cell>
          <table:table-cell table:style-name="ce2" office:value-type="string">
            <text:p>1uF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0]*[.H30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1]*[.H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2]*[.H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style-name="ce22" table:formula="of:=SUM([.I4:.I32])" office:value-type="currency" office:currency="SEK" office:value="61.7000221666667">
            <text:p>61,70 kr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2012-04-02</text:date>, <text:time>21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36M46S</meta:editing-duration>
    <meta:editing-cycles>47</meta:editing-cycles>
    <meta:generator>OpenOffice.org/3.3$Win32 OpenOffice.org_project/330m20$Build-9567</meta:generator>
    <dc:date>2012-03-21T09:14:19.35</dc:date>
    <dc:creator>Åke Hedman</dc:creator>
    <meta:printed-by>Åke Hedman</meta:printed-by>
    <meta:print-date>2012-03-20T11:50:52.78</meta:print-date>
    <meta:document-statistic meta:table-count="4" meta:cell-count="649" meta:object-count="0"/>
    <meta:user-defined meta:name="Info 1"/>
    <meta:user-defined meta:name="Info 2"/>
    <meta:user-defined meta:name="Info 3"/>
    <meta:user-defined meta:name="Info 4"/>
  </office:meta>
</office:document-meta>
</file>